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Heading_20_2">
      <style:paragraph-properties fo:text-align="center" style:justify-single-word="false"/>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fixed">
      <style:text-properties fo:font-weight="bold" style:font-weight-asian="bold" style:font-weight-complex="bold"/>
    </style:style>
    <style:style style:name="P16" style:family="paragraph" style:parent-style-name="Heading_20_1">
      <style:paragraph-properties fo:text-align="center" style:justify-single-word="false"/>
    </style:style>
    <style:style style:name="P17" style:family="paragraph" style:parent-style-name="Heading_20_4">
      <style:text-properties fo:font-style="normal"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fo:font-weight="bold" style:font-weight-asian="bold" style:font-weight-complex="bold"/>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17, 2009</text:modification-date></text:p>
      <text:p text:style-name="P1"/>
      <text:h text:style-name="P1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he Deva Programming Language<text:tab/>1</text:p>
          <text:p text:style-name="P21">Summary<text:tab/>1</text:p>
          <text:p text:style-name="P21">1 Introduction<text:tab/>3</text:p>
          <text:p text:style-name="P21">2 Environment and Modules<text:tab/>3</text:p>
          <text:p text:style-name="P21">3 Types and Scopes<text:tab/>4</text:p>
          <text:p text:style-name="P23">3.1 The 'local' keyword<text:tab/>4</text:p>
          <text:p text:style-name="P21">4 Language specification<text:tab/>5</text:p>
          <text:p text:style-name="P23">4.1 Lexical conventions<text:tab/>5</text:p>
          <text:p text:style-name="P23">4.2 Statements<text:tab/>5</text:p>
          <text:p text:style-name="P22">4.2.1 Compound statements<text:tab/>5</text:p>
          <text:p text:style-name="P22">4.2.2 Assignment statements<text:tab/>5</text:p>
          <text:p text:style-name="P22">4.2.3 Control structures<text:tab/>6</text:p>
          <text:p text:style-name="P22">4.2.4 Function calls as statements<text:tab/>6</text:p>
          <text:p text:style-name="P23">4.3 Expressions<text:tab/>6</text:p>
          <text:p text:style-name="P22">4.3.1 Basic expressions<text:tab/>6</text:p>
          <text:p text:style-name="P22">4.3.2 Arithmetic expressions<text:tab/>7</text:p>
          <text:p text:style-name="P22">4.3.3 Logical expressions<text:tab/>7</text:p>
          <text:p text:style-name="P22">4.3.4 Collection constructors<text:tab/>7</text:p>
          <text:p text:style-name="P22">4.3.5 Collection indexers<text:tab/>7</text:p>
          <text:p text:style-name="P24">4.3.5.1 Slice notation<text:tab/>8</text:p>
          <text:p text:style-name="P22">4.3.6 Function calls<text:tab/>8</text:p>
          <text:p text:style-name="P22">4.3.7 Function definitions<text:tab/>8</text:p>
          <text:p text:style-name="P22">4.3.8 Class definitions<text:tab/>9</text:p>
          <text:p text:style-name="P22">4.3.9 Instance constructors<text:tab/>9</text:p>
          <text:p text:style-name="P21">5 Classes and instances<text:tab/>10</text:p>
          <text:p text:style-name="P23">5.1 Basic structure<text:tab/>10</text:p>
          <text:p text:style-name="P23">5.2 Inheritance<text:tab/>10</text:p>
          <text:p text:style-name="P23">5.3 Construction and the 'new' method<text:tab/>10</text:p>
          <text:p text:style-name="P23">5.4 Destruction and the 'delete' method<text:tab/>11</text:p>
          <text:p text:style-name="P23">5.5 Methods and the 'self' parameter<text:tab/>11</text:p>
          <text:p text:style-name="P21">6 Built-in functions, methods and modules<text:tab/>11</text:p>
          <text:p text:style-name="P23">6.1 Built-in functions<text:tab/>11</text:p>
          <text:p text:style-name="P23">6.2 Map built-in methods<text:tab/>14</text:p>
          <text:p text:style-name="P23">6.3 Vector built-in methods<text:tab/>15</text:p>
          <text:p text:style-name="P23">6.4 String built-in methods<text:tab/>17</text:p>
          <text:p text:style-name="P23">6.5 Built-in module bit<text:tab/>20</text:p>
          <text:p text:style-name="P23">6.6 Built-in module math<text:tab/>20</text:p>
          <text:p text:style-name="P23">6.7 Built-in module os<text:tab/>22</text:p>
          <text:p text:style-name="P23">6.8 Built-in module re<text:tab/>23</text:p>
          <text:p text:style-name="P21">7 Sample deva code<text:tab/>25</text:p>
          <text:p text:style-name="P23">7.1 bubble sort<text:tab/>25</text:p>
          <text:p text:style-name="P23">7.2 default parameters<text:tab/>26</text:p>
          <text:p text:style-name="P23">7.3 import<text:tab/>26</text:p>
          <text:p text:style-name="P23">7.4 eval – running code dynamically<text:tab/>27</text:p>
          <text:p text:style-name="P23">7.5 Classes, instances, constructors and inheritance<text:tab/>27</text:p>
          <text:p text:style-name="P21"><text:soft-page-break/>8 Embedding deva<text:tab/>28</text:p>
        </text:index-body>
      </text:table-of-content>
      <text:h text:style-name="Heading_20_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9">return</text:p>
      <text:p text:style-name="fixed"><text:span text:style-name="T4">return '</text:span><text:span text:style-name="T1">value'</text:span></text:p>
      <text:p text:style-name="P9">break</text:p>
      <text:p text:style-name="P9">continue</text:p>
      <text:p text:style-name="fixed"><text:span text:style-name="T4">import </text:span><text:span text:style-name="T1">'path'</text:span></text:p>
      <text:p text:style-name="P9"/>
      <text:h text:style-name="P17" text:outline-level="4">4.2.4 Function calls as statements</text:h>
      <text:p text:style-name="P6">Function call expressions like 'foo();' can stand alone as statements, as they have potential side effects. Any return value is lost.</text:p>
      <text:h text:style-name="P18" text:outline-level="3">4.3 Expressions</text:h>
      <text:h text:style-name="P17" text:outline-level="4">4.3.1 Basic expressions</text:h>
      <text:p text:style-name="P6">Basic expressions are:</text:p>
      <text:p text:style-name="P6"/>
      <text:p text:style-name="fixed"><text:span text:style-name="T4">( </text:span><text:span text:style-name="T1">'exp'</text:span><text:span text:style-name="T4"> )</text:span></text:p>
      <text:p text:style-name="P8">identifier</text:p>
      <text:p text:style-name="P8"><text:soft-page-break/>numerical constant</text:p>
      <text:p text:style-name="P8">boolean</text:p>
      <text:p text:style-name="P8">null</text:p>
      <text:p text:style-name="P8">string literal</text:p>
      <text:p text:style-name="P9"/>
      <text:h text:style-name="P17"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17"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17"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4">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17"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With vectors a slice can also appear on the <text:span text:style-name="T1">left</text:span><text:span text:style-name="T4">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17"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17" text:outline-level="4">4.3.7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text:soft-page-break/>Functions can contains default parameter values, of the form:</text:p>
      <text:p text:style-name="P9"/>
      <text:p text:style-name="P8">'param-name'<text:span text:style-name="T4"> = </text:span>'value'</text:p>
      <text:p text:style-name="P8"/>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P17" text:outline-level="4">4.3.8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P17" text:outline-level="4">4.3.9 Instance constructors</text:h>
      <text:p text:style-name="P6">Instances of classes (commonly called “objects”) are created using the syntax:</text:p>
      <text:p text:style-name="P6"/>
      <text:p text:style-name="P8">'instance-name'<text:span text:style-name="T4"> = new </text:span>'class-name'<text:span text:style-name="T4"> ( </text:span>'parameter-list'<text:span text:style-name="T4">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text:soft-page-break/>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ext:soft-page-break/>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text:soft-page-break/>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text:soft-page-break/>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text:soft-page-break/>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text:soft-page-break/></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text:soft-page-break/>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text:soft-page-break/></text:p>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ext:soft-page-break/>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text:soft-page-break/>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text:soft-page-break/></text:p>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text:soft-page-break/></text:p>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text:soft-page-break/>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text:soft-page-break/>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text:soft-page-break/>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text:soft-page-break/>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8">Must</text:span> be called to properly dispose of the regex object.</text:p>
      <text:p text:style-name="Text_20_body_20_with_20_1st_20_line_20_indent"><text:soft-page-break/></text:p>
      <text:h text:style-name="P14" text:outline-level="2">7 Sample deva code</text:h>
      <text:h text:style-name="P19"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text:soft-page-break/>#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soft-page-break/><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text:soft-page-break/>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17T20:18:15</dc:date>
    <meta:editing-duration>PT168H12M08S</meta:editing-duration>
    <meta:editing-cycles>73</meta:editing-cycles>
    <meta:generator>OpenOffice.org/3.0$Linux OpenOffice.org_project/300m15$Build-9379</meta:generator>
    <meta:document-statistic meta:table-count="0" meta:image-count="0" meta:object-count="0" meta:page-count="29" meta:paragraph-count="636" meta:word-count="7690" meta:character-count="44305"/>
    <meta:user-defined meta:name="Info 1"/>
    <meta:user-defined meta:name="Info 2"/>
    <meta:user-defined meta:name="Info 3"/>
    <meta:user-defined meta:name="Info 4"/>
  </office:meta>
</office:document-meta>
</file>